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3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33"/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Question</text:p>
          </table:table-cell>
          <table:table-cell table:style-name="ce2" office:value-type="string" calcext:value-type="string" table:number-columns-spanned="8" table:number-rows-spanned="1">
            <text:p>Compute the response time and turnaround time when running three jobs of length 200 with the SJF and FIFO schedulers.</text:p>
          </table:table-cell>
          <table:covered-table-cell table:style-name="ce3"/>
          <table:covered-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style-name="ce1" office:value-type="string" calcext:value-type="string">
            <text:p>FIFO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esponse Time</text:p>
          </table:table-cell>
          <table:table-cell table:formula="of:=(0+200+400)/3" office:value-type="float" office:value="200" calcext:value-type="float">
            <text:p>2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naround Time</text:p>
          </table:table-cell>
          <table:table-cell table:formula="of:=(200+400+600)/3" office:value-type="float" office:value="400" calcext:value-type="float">
            <text:p>400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table:style-name="ce1" office:value-type="string" calcext:value-type="string">
            <text:p>SJF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esponse Time</text:p>
          </table:table-cell>
          <table:table-cell table:formula="of:=(0+200+400)/3" office:value-type="float" office:value="200" calcext:value-type="float">
            <text:p>2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naround Time</text:p>
          </table:table-cell>
          <table:table-cell table:formula="of:=(200+400+600)/3" office:value-type="float" office:value="400" calcext:value-type="float">
            <text:p>400</text:p>
          </table:table-cell>
          <table:table-cell table:number-columns-repeated="7"/>
        </table:table-row>
      </table:table>
      <table:table table:name="2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Question</text:p>
          </table:table-cell>
          <table:table-cell table:style-name="ce2" office:value-type="string" calcext:value-type="string" table:number-columns-spanned="8" table:number-rows-spanned="1">
            <text:p>Now do the same but with jobs of different lengths: 100, 200, and 300.</text:p>
          </table:table-cell>
          <table:covered-table-cell table:style-name="ce3"/>
          <table:covered-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style-name="ce1" office:value-type="string" calcext:value-type="string">
            <text:p>FIFO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esponse Time</text:p>
          </table:table-cell>
          <table:table-cell table:style-name="ce4" table:formula="of:=(0+100+300)/3" office:value-type="float" office:value="133.333333333333" calcext:value-type="float">
            <text:p>133.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naround Time</text:p>
          </table:table-cell>
          <table:table-cell table:style-name="ce4" table:formula="of:=(100+300+600)/3" office:value-type="float" office:value="333.333333333333" calcext:value-type="float">
            <text:p>333.3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table:style-name="ce1" office:value-type="string" calcext:value-type="string">
            <text:p>SJF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esponse Time</text:p>
          </table:table-cell>
          <table:table-cell table:style-name="ce4" table:formula="of:=(0+100+300)/3" office:value-type="float" office:value="133.333333333333" calcext:value-type="float">
            <text:p>133.3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naround Time</text:p>
          </table:table-cell>
          <table:table-cell table:style-name="ce4" table:formula="of:=(100+300+600)/3" office:value-type="float" office:value="333.333333333333" calcext:value-type="float">
            <text:p>333.3</text:p>
          </table:table-cell>
          <table:table-cell table:number-columns-repeated="7"/>
        </table:table-row>
      </table:table>
      <table:table table:name="3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Question</text:p>
          </table:table-cell>
          <table:table-cell table:style-name="ce2" office:value-type="string" calcext:value-type="string" table:number-columns-spanned="8" table:number-rows-spanned="1">
            <text:p>Now do the same, but also with the RR scheduler and a time-slice of 1.</text:p>
          </table:table-cell>
          <table:covered-table-cell table:style-name="ce3"/>
          <table:covered-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style-name="ce1" office:value-type="string" calcext:value-type="string">
            <text:p>R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Response</text:p>
          </table:table-cell>
          <table:table-cell table:style-name="ce4" office:value-type="float" office:value="1" calcext:value-type="float">
            <text:p>1.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urnaround</text:p>
          </table:table-cell>
          <table:table-cell table:style-name="ce4" office:value-type="float" office:value="465.67" calcext:value-type="float">
            <text:p>465.7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table:style-name="ce1"/>
          <table:table-cell table:number-columns-repeated="8"/>
        </table:table-row>
        <table:table-row table:style-name="ro2">
          <table:table-cell/>
          <table:table-cell table:style-name="ce4"/>
          <table:table-cell table:number-columns-repeated="7"/>
        </table:table-row>
        <table:table-row table:style-name="ro2">
          <table:table-cell/>
          <table:table-cell table:style-name="ce4"/>
          <table:table-cell table:number-columns-repeated="7"/>
        </table:table-row>
      </table:table>
      <table:table table:name="4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Question</text:p>
          </table:table-cell>
          <table:table-cell table:style-name="ce2" office:value-type="string" calcext:value-type="string" table:number-columns-spanned="8" table:number-rows-spanned="1">
            <text:p>For what types of workloads does SJF deliver the same turnaround</text:p>
            <text:p>times as FIFO?</text:p>
          </table:table-cell>
          <table:covered-table-cell table:style-name="ce3"/>
          <table:covered-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style-name="ce5" office:value-type="string" calcext:value-type="string">
            <text:p>The same workload between SJF and FIFO exists when the job order and job lengths are the same</text:p>
          </table:table-cell>
          <table:table-cell table:number-columns-repeated="8"/>
        </table:table-row>
        <table:table-row table:style-name="ro2" table:number-rows-repeated="2">
          <table:table-cell/>
          <table:table-cell table:style-name="ce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table:style-name="ce1"/>
          <table:table-cell table:number-columns-repeated="8"/>
        </table:table-row>
        <table:table-row table:style-name="ro2">
          <table:table-cell/>
          <table:table-cell table:style-name="ce4"/>
          <table:table-cell table:number-columns-repeated="7"/>
        </table:table-row>
        <table:table-row table:style-name="ro2">
          <table:table-cell/>
          <table:table-cell table:style-name="ce4"/>
          <table:table-cell table:number-columns-repeated="7"/>
        </table:table-row>
      </table:table>
      <table:table table:name="5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Question</text:p>
          </table:table-cell>
          <table:table-cell table:style-name="ce2" office:value-type="string" calcext:value-type="string" table:number-columns-spanned="8" table:number-rows-spanned="1">
            <text:p>For what types of workloads and quantum lengths does SJF deliver</text:p>
            <text:p>the same response times as RR?</text:p>
          </table:table-cell>
          <table:covered-table-cell table:style-name="ce3"/>
          <table:covered-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style-name="ce5" office:value-type="string" calcext:value-type="string">
            <text:p>When the job lengths are all equal and also are equal to the quantum length</text:p>
          </table:table-cell>
          <table:table-cell table:number-columns-repeated="8"/>
        </table:table-row>
        <table:table-row table:style-name="ro2" table:number-rows-repeated="2">
          <table:table-cell/>
          <table:table-cell table:style-name="ce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table:style-name="ce1"/>
          <table:table-cell table:number-columns-repeated="8"/>
        </table:table-row>
        <table:table-row table:style-name="ro2">
          <table:table-cell/>
          <table:table-cell table:style-name="ce4"/>
          <table:table-cell table:number-columns-repeated="7"/>
        </table:table-row>
        <table:table-row table:style-name="ro2">
          <table:table-cell/>
          <table:table-cell table:style-name="ce4"/>
          <table:table-cell table:number-columns-repeated="7"/>
        </table:table-row>
      </table:table>
      <table:table table:name="6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Question</text:p>
          </table:table-cell>
          <table:table-cell table:style-name="ce2" office:value-type="string" calcext:value-type="string" table:number-columns-spanned="8" table:number-rows-spanned="1">
            <text:p>What happens to response time with SJF as job lengths increase?</text:p>
            <text:p>Can you use the simulator to demonstrate the trend?</text:p>
          </table:table-cell>
          <table:covered-table-cell table:style-name="ce3"/>
          <table:covered-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style-name="ce5" office:value-type="string" calcext:value-type="string">
            <text:p>Response times increase linearly with job length</text:p>
          </table:table-cell>
          <table:table-cell table:number-columns-repeated="8"/>
        </table:table-row>
        <table:table-row table:style-name="ro2" table:number-rows-repeated="2">
          <table:table-cell/>
          <table:table-cell table:style-name="ce4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table:style-name="ce1"/>
          <table:table-cell table:number-columns-repeated="8"/>
        </table:table-row>
        <table:table-row table:style-name="ro2">
          <table:table-cell/>
          <table:table-cell table:style-name="ce4"/>
          <table:table-cell table:number-columns-repeated="7"/>
        </table:table-row>
        <table:table-row table:style-name="ro2">
          <table:table-cell/>
          <table:table-cell table:style-name="ce4"/>
          <table:table-cell table:number-columns-repeated="7"/>
        </table:table-row>
      </table:table>
      <table:table table:name="7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3">
          <table:table-cell table:style-name="ce1" office:value-type="string" calcext:value-type="string">
            <text:p>Question</text:p>
          </table:table-cell>
          <table:table-cell table:style-name="ce2" office:value-type="string" calcext:value-type="string" table:number-columns-spanned="8" table:number-rows-spanned="1">
            <text:p>What happens to response time with RR as quantum lengths in- crease? Can you write an equation that gives the worst-case re- sponse time, given N jobs?</text:p>
            <text:p>Can you use the simulator to demonstrate the trend?</text:p>
          </table:table-cell>
          <table:covered-table-cell table:style-name="ce3"/>
          <table:covered-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style-name="ce6" office:value-type="string" calcext:value-type="string" table:number-columns-spanned="9" table:number-rows-spanned="2">
            <text:p>Response time increases with quantum length until quantum length equals job length. <text:s/>After that point, each additional job adds half the quantum length to the average respones time (with response time = 0 when N = 1)</text:p>
          </table:table-cell>
          <table:covered-table-cell table:number-columns-repeated="8"/>
        </table:table-row>
        <table:table-row table:style-name="ro2">
          <table:covered-table-cell/>
          <table:covered-table-cell table:style-name="ce4"/>
          <table:covered-table-cell table:number-columns-repeated="7"/>
        </table:table-row>
        <table:table-row table:style-name="ro2">
          <table:table-cell office:value-type="string" calcext:value-type="string">
            <text:p>Worst-case response time = </text:p>
          </table:table-cell>
          <table:table-cell table:style-name="ce4"/>
          <table:table-cell office:value-type="string" calcext:value-type="string">
            <text:p>(L / 2) * (N – 1), where L = job length and N = # jobs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style-name="ce1"/>
          <table:table-cell table:number-columns-repeated="8"/>
        </table:table-row>
        <table:table-row table:style-name="ro2">
          <table:table-cell/>
          <table:table-cell table:style-name="ce4"/>
          <table:table-cell table:number-columns-repeated="7"/>
        </table:table-row>
        <table:table-row table:style-name="ro2">
          <table:table-cell/>
          <table:table-cell table:style-name="ce4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">
      <number:number number:decimal-places="1" number:min-decimal-places="1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4">
      <number:number number:decimal-places="14" number:min-decimal-places="14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1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20:30:01.932460859</meta:creation-date>
    <dc:date>2023-03-01T20:52:54.694688094</dc:date>
    <meta:editing-duration>PT2M21S</meta:editing-duration>
    <meta:editing-cycles>1</meta:editing-cycles>
    <meta:document-statistic meta:table-count="7" meta:cell-count="45" meta:object-count="0"/>
    <meta:generator>LibreOffice/7.3.7.2$Linux_X86_64 LibreOffice_project/30$Build-2</meta:generator>
  </office:meta>
</office:document-meta>
</file>